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52/styles.xml" manifest:media-type="text/xml"/>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3" manifest:media-type="application/vnd.oasis.opendocument.graphics"/>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Thumbnails/thumbnail.png" manifest:media-type="image/png"/>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settings.xml" manifest:media-type="text/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tent.xml" manifest:media-type="text/xml"/>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a2c706" officeooo:paragraph-rsid="00a2c706"/>
    </style:style>
    <style:style style:name="P44" style:family="paragraph" style:parent-style-name="Standard">
      <style:text-properties officeooo:rsid="00a7132b" officeooo:paragraph-rsid="00a7132b"/>
    </style:style>
    <style:style style:name="P45" style:family="paragraph" style:parent-style-name="Standard">
      <style:text-properties officeooo:rsid="00a72428" officeooo:paragraph-rsid="00a72428"/>
    </style:style>
    <style:style style:name="P46" style:family="paragraph" style:parent-style-name="Standard">
      <style:text-properties officeooo:rsid="00a7f8ff" officeooo:paragraph-rsid="00a7f8ff"/>
    </style:style>
    <style:style style:name="P47" style:family="paragraph" style:parent-style-name="Standard">
      <style:text-properties officeooo:rsid="00a87ca8" officeooo:paragraph-rsid="00a87ca8"/>
    </style:style>
    <style:style style:name="P48" style:family="paragraph" style:parent-style-name="Standard">
      <style:text-properties officeooo:rsid="00a89edc" officeooo:paragraph-rsid="00a89edc"/>
    </style:style>
    <style:style style:name="P49" style:family="paragraph" style:parent-style-name="Standard">
      <style:text-properties officeooo:rsid="00aab740" officeooo:paragraph-rsid="00aab740"/>
    </style:style>
    <style:style style:name="P50" style:family="paragraph" style:parent-style-name="Standard">
      <style:text-properties officeooo:rsid="00bbccde" officeooo:paragraph-rsid="00bbccde"/>
    </style:style>
    <style:style style:name="P51" style:family="paragraph" style:parent-style-name="Standard">
      <style:text-properties officeooo:rsid="00bd91a8" officeooo:paragraph-rsid="00bd91a8"/>
    </style:style>
    <style:style style:name="P52" style:family="paragraph" style:parent-style-name="Standard">
      <style:text-properties officeooo:rsid="00c05995" officeooo:paragraph-rsid="00c05995"/>
    </style:style>
    <style:style style:name="P53" style:family="paragraph" style:parent-style-name="Standard">
      <style:text-properties officeooo:rsid="00c1e2a1" officeooo:paragraph-rsid="00c1e2a1"/>
    </style:style>
    <style:style style:name="P54" style:family="paragraph" style:parent-style-name="Standard">
      <style:text-properties officeooo:rsid="00c71ee5" officeooo:paragraph-rsid="00c61662"/>
    </style:style>
    <style:style style:name="P55" style:family="paragraph" style:parent-style-name="Standard">
      <style:text-properties officeooo:rsid="00cd4ac9" officeooo:paragraph-rsid="00cd4ac9"/>
    </style:style>
    <style:style style:name="P56" style:family="paragraph" style:parent-style-name="Standard">
      <style:text-properties officeooo:rsid="00cde99d" officeooo:paragraph-rsid="00cde99d"/>
    </style:style>
    <style:style style:name="P57" style:family="paragraph" style:parent-style-name="Standard">
      <style:text-properties officeooo:rsid="00cf86c1" officeooo:paragraph-rsid="00cf86c1"/>
    </style:style>
    <style:style style:name="P58" style:family="paragraph" style:parent-style-name="Standard">
      <style:text-properties officeooo:rsid="00d129b5" officeooo:paragraph-rsid="00d129b5"/>
    </style:style>
    <style:style style:name="P59" style:family="paragraph" style:parent-style-name="Standard">
      <style:text-properties officeooo:rsid="00d1a9da" officeooo:paragraph-rsid="00d1a9da"/>
    </style:style>
    <style:style style:name="P60" style:family="paragraph" style:parent-style-name="Standard">
      <style:text-properties officeooo:rsid="00d2cd1f" officeooo:paragraph-rsid="00d2cd1f"/>
    </style:style>
    <style:style style:name="P61" style:family="paragraph" style:parent-style-name="Standard">
      <style:text-properties officeooo:rsid="00d50947" officeooo:paragraph-rsid="00d50947"/>
    </style:style>
    <style:style style:name="P62" style:family="paragraph" style:parent-style-name="Standard">
      <style:text-properties officeooo:rsid="00d6237d" officeooo:paragraph-rsid="00d6237d"/>
    </style:style>
    <style:style style:name="P63" style:family="paragraph" style:parent-style-name="Standard">
      <style:text-properties officeooo:rsid="00dd50d9" officeooo:paragraph-rsid="00d6237d"/>
    </style:style>
    <style:style style:name="P64" style:family="paragraph" style:parent-style-name="Standard">
      <style:text-properties officeooo:rsid="00e12841" officeooo:paragraph-rsid="00e12841"/>
    </style:style>
    <style:style style:name="P65" style:family="paragraph" style:parent-style-name="Standard">
      <style:text-properties officeooo:rsid="00e27b15" officeooo:paragraph-rsid="00e27b15"/>
    </style:style>
    <style:style style:name="P66" style:family="paragraph" style:parent-style-name="Standard">
      <style:text-properties officeooo:rsid="00e2fe42" officeooo:paragraph-rsid="00e2fe42"/>
    </style:style>
    <style:style style:name="P67" style:family="paragraph" style:parent-style-name="Standard">
      <style:text-properties officeooo:rsid="00e2fe42" officeooo:paragraph-rsid="00e4f332"/>
    </style:style>
    <style:style style:name="P68" style:family="paragraph" style:parent-style-name="Standard">
      <style:text-properties officeooo:rsid="00e4f332" officeooo:paragraph-rsid="00e4f332"/>
    </style:style>
    <style:style style:name="P69" style:family="paragraph" style:parent-style-name="Standard">
      <style:text-properties officeooo:rsid="00e6ed86" officeooo:paragraph-rsid="00e6ed86"/>
    </style:style>
    <style:style style:name="P70" style:family="paragraph" style:parent-style-name="Standard">
      <style:text-properties officeooo:rsid="00eea48c" officeooo:paragraph-rsid="00eea48c"/>
    </style:style>
    <style:style style:name="P71" style:family="paragraph" style:parent-style-name="Standard">
      <style:text-properties officeooo:rsid="00f009d7" officeooo:paragraph-rsid="00f009d7"/>
    </style:style>
    <style:style style:name="P72" style:family="paragraph" style:parent-style-name="Standard">
      <style:text-properties officeooo:rsid="00f115b8" officeooo:paragraph-rsid="00f115b8"/>
    </style:style>
    <style:style style:name="P73" style:family="paragraph" style:parent-style-name="Standard">
      <style:text-properties officeooo:rsid="00f5f5ad" officeooo:paragraph-rsid="00f5f5ad"/>
    </style:style>
    <style:style style:name="P74" style:family="paragraph" style:parent-style-name="Standard">
      <style:text-properties officeooo:rsid="00f60db2" officeooo:paragraph-rsid="00f60db2"/>
    </style:style>
    <style:style style:name="P75" style:family="paragraph" style:parent-style-name="Standard">
      <style:text-properties officeooo:rsid="00f70171" officeooo:paragraph-rsid="00f70171"/>
    </style:style>
    <style:style style:name="P76" style:family="paragraph" style:parent-style-name="Standard">
      <style:text-properties officeooo:rsid="00f75582" officeooo:paragraph-rsid="00f75582"/>
    </style:style>
    <style:style style:name="P77" style:family="paragraph" style:parent-style-name="Standard">
      <style:text-properties officeooo:rsid="00f92256" officeooo:paragraph-rsid="00f92256"/>
    </style:style>
    <style:style style:name="P78" style:family="paragraph" style:parent-style-name="Standard">
      <style:text-properties officeooo:rsid="00ff03b3" officeooo:paragraph-rsid="00ff03b3"/>
    </style:style>
    <style:style style:name="P79" style:family="paragraph" style:parent-style-name="Standard">
      <style:text-properties officeooo:rsid="0102013b" officeooo:paragraph-rsid="0102013b"/>
    </style:style>
    <style:style style:name="P80" style:family="paragraph" style:parent-style-name="Standard">
      <style:text-properties officeooo:rsid="00fa4c1c" officeooo:paragraph-rsid="00fa4c1c"/>
    </style:style>
    <style:style style:name="P81" style:family="paragraph" style:parent-style-name="Standard">
      <style:text-properties officeooo:rsid="0102a1e6" officeooo:paragraph-rsid="0102a1e6"/>
    </style:style>
    <style:style style:name="P82" style:family="paragraph" style:parent-style-name="Standard">
      <style:text-properties officeooo:rsid="0102e790" officeooo:paragraph-rsid="0102e790"/>
    </style:style>
    <style:style style:name="P83" style:family="paragraph" style:parent-style-name="Standard">
      <style:text-properties officeooo:rsid="0104fcfd" officeooo:paragraph-rsid="0104fcfd"/>
    </style:style>
    <style:style style:name="P84" style:family="paragraph" style:parent-style-name="Standard">
      <style:text-properties officeooo:rsid="00ff206f" officeooo:paragraph-rsid="00ff206f"/>
    </style:style>
    <style:style style:name="P85" style:family="paragraph" style:parent-style-name="Standard">
      <style:text-properties officeooo:rsid="0107a265" officeooo:paragraph-rsid="0107a265"/>
    </style:style>
    <style:style style:name="P86" style:family="paragraph" style:parent-style-name="Standard">
      <style:paragraph-properties fo:text-align="start" style:justify-single-word="false">
        <style:tab-stops/>
      </style:paragraph-properties>
    </style:style>
    <style:style style:name="P87" style:family="paragraph" style:parent-style-name="Standard">
      <style:paragraph-properties fo:text-align="end" style:justify-single-word="false">
        <style:tab-stops/>
      </style:paragraph-properties>
    </style:style>
    <style:style style:name="P88" style:family="paragraph" style:parent-style-name="Standard">
      <style:text-properties officeooo:rsid="0108f4a7" officeooo:paragraph-rsid="0108f4a7"/>
    </style:style>
    <style:style style:name="P89" style:family="paragraph" style:parent-style-name="Standard">
      <style:text-properties officeooo:rsid="0109e225" officeooo:paragraph-rsid="0109e225"/>
    </style:style>
    <style:style style:name="P90" style:family="paragraph" style:parent-style-name="Standard">
      <style:text-properties officeooo:rsid="010bade2" officeooo:paragraph-rsid="010bade2"/>
    </style:style>
    <style:style style:name="P91" style:family="paragraph" style:parent-style-name="Standard">
      <style:text-properties officeooo:rsid="010d7aea" officeooo:paragraph-rsid="010d7aea"/>
    </style:style>
    <style:style style:name="P92" style:family="paragraph" style:parent-style-name="Standard">
      <style:text-properties officeooo:rsid="010dcf98" officeooo:paragraph-rsid="010dcf98"/>
    </style:style>
    <style:style style:name="P93" style:family="paragraph" style:parent-style-name="Standard">
      <style:text-properties officeooo:rsid="01104438" officeooo:paragraph-rsid="01104438"/>
    </style:style>
    <style:style style:name="P94" style:family="paragraph" style:parent-style-name="Standard">
      <style:text-properties officeooo:rsid="0112d1fd" officeooo:paragraph-rsid="0112d1fd"/>
    </style:style>
    <style:style style:name="P95" style:family="paragraph" style:parent-style-name="Standard">
      <style:text-properties officeooo:rsid="011431ba" officeooo:paragraph-rsid="011431ba"/>
    </style:style>
    <style:style style:name="P96" style:family="paragraph" style:parent-style-name="Standard">
      <style:text-properties officeooo:rsid="0115e2f6" officeooo:paragraph-rsid="0115e2f6"/>
    </style:style>
    <style:style style:name="P97" style:family="paragraph" style:parent-style-name="Standard">
      <style:text-properties officeooo:rsid="01168a3e" officeooo:paragraph-rsid="01168a3e"/>
    </style:style>
    <style:style style:name="P98" style:family="paragraph" style:parent-style-name="Standard">
      <style:text-properties officeooo:rsid="0119be4c" officeooo:paragraph-rsid="0119be4c"/>
    </style:style>
    <style:style style:name="P99" style:family="paragraph" style:parent-style-name="Standard">
      <style:text-properties officeooo:rsid="011d348d" officeooo:paragraph-rsid="011d348d"/>
    </style:style>
    <style:style style:name="P100" style:family="paragraph" style:parent-style-name="Standard">
      <style:text-properties officeooo:rsid="0142f0f3" officeooo:paragraph-rsid="0142f0f3"/>
    </style:style>
    <style:style style:name="P101" style:family="paragraph" style:parent-style-name="Standard">
      <style:text-properties officeooo:rsid="01441789" officeooo:paragraph-rsid="01441789"/>
    </style:style>
    <style:style style:name="P102" style:family="paragraph" style:parent-style-name="Standard">
      <style:text-properties officeooo:rsid="014a3a81" officeooo:paragraph-rsid="014a3a81"/>
    </style:style>
    <style:style style:name="P103" style:family="paragraph" style:parent-style-name="Standard">
      <style:text-properties officeooo:rsid="014c99c6" officeooo:paragraph-rsid="014c99c6"/>
    </style:style>
    <style:style style:name="P104" style:family="paragraph" style:parent-style-name="Standard">
      <style:text-properties officeooo:rsid="014dd63e" officeooo:paragraph-rsid="014dd63e"/>
    </style:style>
    <style:style style:name="P105" style:family="paragraph" style:parent-style-name="Standard">
      <style:text-properties officeooo:rsid="01417d0a" officeooo:paragraph-rsid="011ed0f6"/>
    </style:style>
    <style:style style:name="P106" style:family="paragraph" style:parent-style-name="Standard">
      <style:text-properties officeooo:rsid="016401ae" officeooo:paragraph-rsid="016401ae"/>
    </style:style>
    <style:style style:name="P107" style:family="paragraph" style:parent-style-name="Standard">
      <style:text-properties officeooo:rsid="0166dc75" officeooo:paragraph-rsid="0166dc75"/>
    </style:style>
    <style:style style:name="P108" style:family="paragraph" style:parent-style-name="Standard">
      <style:text-properties officeooo:rsid="0167fce6" officeooo:paragraph-rsid="0167fce6"/>
    </style:style>
    <style:style style:name="P109" style:family="paragraph" style:parent-style-name="Standard">
      <style:text-properties officeooo:rsid="017029ad" officeooo:paragraph-rsid="017029ad"/>
    </style:style>
    <style:style style:name="P110" style:family="paragraph" style:parent-style-name="Standard">
      <style:text-properties officeooo:rsid="0174d8f6" officeooo:paragraph-rsid="0174d8f6"/>
    </style:style>
    <style:style style:name="P111" style:family="paragraph" style:parent-style-name="Standard">
      <style:text-properties officeooo:rsid="017a35fe" officeooo:paragraph-rsid="017a35fe"/>
    </style:style>
    <style:style style:name="P112" style:family="paragraph" style:parent-style-name="Standard">
      <style:text-properties officeooo:rsid="0182c662" officeooo:paragraph-rsid="0182c662"/>
    </style:style>
    <style:style style:name="P113" style:family="paragraph" style:parent-style-name="Subtitle">
      <style:text-properties officeooo:rsid="018b15b1" officeooo:paragraph-rsid="018b15b1"/>
    </style:style>
    <style:style style:name="P114" style:family="paragraph" style:parent-style-name="Title">
      <style:text-properties officeooo:rsid="007553f7" officeooo:paragraph-rsid="007553f7"/>
    </style:style>
    <style:style style:name="P115" style:family="paragraph" style:parent-style-name="Standard">
      <style:text-properties officeooo:rsid="01903919" officeooo:paragraph-rsid="01903919"/>
    </style:style>
    <style:style style:name="P116" style:family="paragraph" style:parent-style-name="Standard">
      <style:text-properties officeooo:rsid="005c1f00" officeooo:paragraph-rsid="005c1f00"/>
    </style:style>
    <style:style style:name="P117" style:family="paragraph" style:parent-style-name="Standard">
      <style:text-properties officeooo:rsid="01970cef" officeooo:paragraph-rsid="01970cef"/>
    </style:style>
    <style:style style:name="P118" style:family="paragraph" style:parent-style-name="Standard">
      <style:text-properties officeooo:rsid="01ab415c" officeooo:paragraph-rsid="01ab415c"/>
    </style:style>
    <style:style style:name="P119" style:family="paragraph" style:parent-style-name="Text_20_body">
      <style:text-properties officeooo:rsid="01ae1f4c" officeooo:paragraph-rsid="01ae1f4c"/>
    </style:style>
    <style:style style:name="P120" style:family="paragraph" style:parent-style-name="Standard">
      <style:text-properties officeooo:rsid="01ac9380" officeooo:paragraph-rsid="01ac9380"/>
    </style:style>
    <style:style style:name="P121" style:family="paragraph" style:parent-style-name="Heading_20_1">
      <style:paragraph-properties fo:break-before="pag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T40" style:family="text">
      <style:text-properties officeooo:rsid="01982bb9"/>
    </style:style>
    <style:style style:name="T41" style:family="text">
      <style:text-properties officeooo:rsid="01b2e5c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EM Gravity theory extended to include “chemistry” force and to be qasi single equation</text:p>
      <text:p text:style-name="P113">Inclusive of biology and ship building <text:span text:style-name="T41">and physics lab experiments</text:spa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4cm" svg:width="15.455cm" svg:height="0.64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6.951cm" svg:height="1.187cm"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485cm" svg:width="16.655cm" svg:height="0.661cm" draw:z-index="2"><draw:object xlink:href="./Object 3" xlink:type="simple" xlink:show="embed" xlink:actuate="onLoad"/><draw:image xlink:href="./ObjectReplacements/Object 3" xlink:type="simple" xlink:show="embed" xlink:actuate="onLoad"/></draw:frame></text:p>
      <text:p text:style-name="P1"><draw:frame draw:style-name="fr1" draw:name="Object22" text:anchor-type="as-char" svg:y="-0.744cm" svg:width="6.066cm" svg:height="1.187cm" draw:z-index="15"><draw:object xlink:href="./Object 22" xlink:type="simple" xlink:show="embed" xlink:actuate="onLoad"/><draw:image xlink:href="./ObjectReplacements/Object 22" xlink:type="simple" xlink:show="embed" xlink:actuate="onLoad"/></draw:frame></text:p>
      <text:p text:style-name="P1"><draw:frame draw:style-name="fr1" draw:name="Object14" text:anchor-type="as-char" svg:y="-0.439cm" svg:width="16.614cm" svg:height="0.594cm" draw:z-index="27"><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7">The k value is a tensor, and we convert Z2 to another wave function with Z1 being the Hamiltonian to get the multiple goldiums.</text:p>
      <text:p text:style-name="P120">Sigma select World 1 and World 2</text:p>
      <text:p text:style-name="P109">Capital DELTA also can select:</text:p>
      <text:p text:style-name="P109">odot, ocross left-right and multiplication property eg.g. left,right,middle</text:p>
      <text:p text:style-name="P109">v alpha v beta multiplication – with or without cross product like tensor. (in / out of planet at some level).</text:p>
      <text:p text:style-name="P110">The second inversion is only available if there is Shivaloka and it is the inversion of it.</text:p>
      <text:p text:style-name="P110">This gives 48 solutions with all their level 2 goldiums.</text:p>
      <text:p text:style-name="P111">The rest of 2 solutions are the animals, with 6d planet and chemistry as gravity and chemistry being season dependant caused by static electricity on the planet.</text:p>
      <text:p text:style-name="P107">The person has initially three level 1 goldium 3 wave function bodies. When they die, one is split into three and one of the three level 2 goldiums is lost from the person’s parallel world.</text:p>
      <text:p text:style-name="P107">When there are five bodies, one on the wrong side of the Earth, it counts as reducing from 5→4 and this replicates another level 2 gold body, and the “body” gold is restored, but on the opposite side of the Earth.</text:p>
      <text:p text:style-name="P107">Reincarnation happens without new birth.</text:p>
      <text:p text:style-name="P107">It is unclear what happens when the new birthed children fill in all the Hindu parallel planets.</text:p>
      <text:p text:style-name="P107">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A<text:span text:style-name="T10">any </text:span><text:span text:style-name="T11">is inter loka dimension gradient inclusive and exclusive of “normal” dimensions.</text:span></text:p>
      <text:p text:style-name="P29"><text:soft-page-break/><draw:frame draw:style-name="fr1" draw:name="Object31" text:anchor-type="as-char" svg:y="-0.377cm" svg:width="0.609cm" svg:height="0.533cm" draw:z-index="28"><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379cm" svg:width="0.402cm" svg:height="0.534cm" draw:z-index="29"><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draw:frame draw:style-name="fr1" draw:name="Object33" text:anchor-type="as-char" svg:y="-0.377cm" svg:width="0.51cm" svg:height="0.526cm" draw:z-index="30"><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377cm" svg:width="0.347cm" svg:height="0.474cm" draw:z-index="31"><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437cm" svg:width="1.249cm" svg:height="0.534cm" draw:z-index="32"><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437cm" svg:width="1.259cm" svg:height="0.552cm" draw:z-index="33"><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437cm" svg:width="1.018cm" svg:height="0.545cm" draw:z-index="34"><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9cm" svg:width="2.314cm" svg:height="0.534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439cm" svg:width="4.11cm" svg:height="0.594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21cm" svg:width="5.366cm" svg:height="1.004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464cm" svg:width="8.548cm" svg:height="0.64cm" draw:z-index="6"><draw:object xlink:href="./Object 7" xlink:type="simple" xlink:show="embed" xlink:actuate="onLoad"/><draw:image xlink:href="./ObjectReplacements/Object 7" xlink:type="simple" xlink:show="embed" xlink:actuate="onLoad"/></draw:frame></text:p>
      <text:p text:style-name="P116">v_e and v_f mathc with v_1 and v_2 in the formulae.</text:p>
      <text:p text:style-name="P117">Please note we are postulating an extra force that is not absolutely mandatory except if fine tuning for an immortal sun.</text:p>
      <text:p text:style-name="P117">If not, v3 and v4 would be power one and the formula for Z2 would have an extra time integral and a velocity multiplicand <text:span text:style-name="T40">nad the hbar would also be power 1</text:span>.</text:p>
      <text:p text:style-name="P43">Split vector formulae:</text:p>
      <text:p text:style-name="P43"><draw:frame draw:style-name="fr1" draw:name="Object45" text:anchor-type="as-char" svg:y="-0.377cm" svg:width="2.099cm" svg:height="0.526cm" draw:z-index="39"><draw:object xlink:href="./Object 45" xlink:type="simple" xlink:show="embed" xlink:actuate="onLoad"/><draw:image xlink:href="./ObjectReplacements/Object 45" xlink:type="simple" xlink:show="embed" xlink:actuate="onLoad"/></draw:frame></text:p>
      <text:p text:style-name="P43"><draw:frame draw:style-name="fr1" draw:name="Object46" text:anchor-type="as-char" svg:y="-0.377cm" svg:width="2.648cm" svg:height="0.526cm" draw:z-index="40"><draw:object xlink:href="./Object 46" xlink:type="simple" xlink:show="embed" xlink:actuate="onLoad"/><draw:image xlink:href="./ObjectReplacements/Object 46" xlink:type="simple" xlink:show="embed" xlink:actuate="onLoad"/></draw:frame></text:p>
      <text:p text:style-name="P43"><draw:frame draw:style-name="fr1" draw:name="Object47" text:anchor-type="as-char" svg:y="-0.377cm" svg:width="1.716cm" svg:height="0.526cm" draw:z-index="41"><draw:object xlink:href="./Object 47" xlink:type="simple" xlink:show="embed" xlink:actuate="onLoad"/><draw:image xlink:href="./ObjectReplacements/Object 47" xlink:type="simple" xlink:show="embed" xlink:actuate="onLoad"/></draw:frame></text:p>
      <text:p text:style-name="P44">Second level locking:</text:p>
      <text:p text:style-name="P43"><draw:frame draw:style-name="fr1" draw:name="Object48" text:anchor-type="as-char" svg:y="-0.527cm" svg:width="3.103cm" svg:height="0.676cm" draw:z-index="42"><draw:object xlink:href="./Object 48" xlink:type="simple" xlink:show="embed" xlink:actuate="onLoad"/><draw:image xlink:href="./ObjectReplacements/Object 48" xlink:type="simple" xlink:show="embed" xlink:actuate="onLoad"/></draw:frame></text:p>
      <text:p text:style-name="P45">Third level locking:</text:p>
      <text:p text:style-name="P45"><draw:frame draw:style-name="fr1" draw:name="Object49" text:anchor-type="as-char" svg:y="-0.545cm" svg:width="5.683cm" svg:height="0.693cm" draw:z-index="43"><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text:soft-page-break/>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text:soft-page-break/>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439cm" svg:width="1.284cm" svg:height="0.594cm" draw:z-index="44"><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462cm" svg:width="3.5cm" svg:height="0.637cm"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377cm" svg:width="2.704cm" svg:height="0.476cm" draw:z-index="21"><draw:object xlink:href="./Object 25" xlink:type="simple" xlink:show="embed" xlink:actuate="onLoad"/><draw:image xlink:href="./ObjectReplacements/Object 25" xlink:type="simple" xlink:show="embed" xlink:actuate="onLoad"/></draw:frame></text:p>
      <text:p text:style-name="P25"/>
      <text:p text:style-name="P25"><draw:frame draw:style-name="fr1" draw:name="Object26" text:anchor-type="as-char" svg:y="-1.334cm" svg:width="5.3cm" svg:height="1.565cm" draw:z-index="22"><draw:object xlink:href="./Object 26" xlink:type="simple" xlink:show="embed" xlink:actuate="onLoad"/><draw:image xlink:href="./ObjectReplacements/Object 26" xlink:type="simple" xlink:show="embed" xlink:actuate="onLoad"/></draw:frame></text:p>
      <text:p text:style-name="P25"><text:soft-page-break/></text:p>
      <text:p text:style-name="P25"><draw:frame draw:style-name="fr1" draw:name="Object27" text:anchor-type="as-char" svg:y="-0.736cm" svg:width="2.013cm" svg:height="1.177cm"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736cm" svg:width="1.7cm" svg:height="1.177cm" draw:z-index="45"><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377cm" svg:width="1.633cm" svg:height="0.533cm"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377cm" svg:width="0.54cm" svg:height="0.533cm"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697cm" svg:width="2.676cm" svg:height="1.136cm"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
      <text:p text:style-name="P37">The entropy wave function spreads to 5 dimenstions instead of 3 and an extra 6 th dimension parallel to direction of travel of the waves.</text:p>
      <text:p text:style-name="P37"><text:soft-page-break/>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6">This implies 4 types of matter and their 4 spin flipped counterpart, producing an 8 matter universe with 5 wave functions (one out of 6 masked by the galaxy anti-matter magnetic current charge).</text:p>
      <text:p text:style-name="P46">The factor of divide by 4 is because at gravity level, a pair of matters is sort of equivalent when spin flipping each matter.</text:p>
      <text:p text:style-name="P47">The gravity field entropy per type of photon uses “integral” frequency for the Levi-Cevita Connection. It is about 92.2787 Hz. The entropy is based on one matter and is based on 2 out of 3 wave functions used. Which multiplies it by 1.5.</text:p>
      <text:p text:style-name="P47">However, the frequency linear entropy is virtually scalled by the ratio of (total energy) / (energy of matter). This means that for the Levi-Cevitta connection, the time runs at a different rate than for elecrodynamics.</text:p>
      <text:p text:style-name="P47">The Levi-Cevitta connection is a measure of entropy of the galaxy.</text:p>
      <text:p text:style-name="P48">The differential frequency is 361 Khz.</text:p>
      <text:p text:style-name="P48">There is also frequency of 171.15 Mhz and 0.19467 Hz.</text:p>
      <text:p text:style-name="P48">Those are used for biological systems and eventually a planet moving engine.</text:p>
      <text:p text:style-name="P49">The chemforce is emitted by the nucleus, and, after it is “neutralised” by the electron shell, it keeps going for distance factor of 1.148 and then decays into gravity photon.</text:p>
      <text:p text:style-name="P49">The chem-force photon – either type – accumulates Shiva force energy, and it loses it at a faster rate when neutralised.</text:p>
      <text:p text:style-name="P49">Thus the Shiv force – Chem force and the Gravity-Light are like two separate magisteria.</text:p>
      <text:p text:style-name="P49">The Shiv force – Chem force could hypothetically have a 7 effective dimensions planet, with 3 verticals who don’t count towards the extension of objects except as one.</text:p>
      <text:p text:style-name="P49">However, such a planet would have no chemistry and thus it is unlikely to contain life.</text:p>
      <text:p text:style-name="P49">If we would postulate that the Vishnu force is the Chemistry of the quasi 7-d planet, we would then have to add a Brahman force, but then, we end up with limitless reduction as we increase the nested <text:soft-page-break/>number of planets, as every new Chemistry increases the amount of <text:span text:style-name="T18">quasi </text:span>forces by 1, and begs postulating a next level of planet.</text:p>
      <text:p text:style-name="P50">Thus the maximum speed limit is about a billion light speeds.</text:p>
      <text:p text:style-name="P51">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1">This means that the hack for the immortality of people who have all 5 matters could actually still be valid.</text:p>
      <text:p text:style-name="P51">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1">The 7-d planet beings have 4 matters active but they can still be immortal by boosting their reverse entropy. </text:p>
      <text:p text:style-name="P52">The 7-d planet is the one that has general relativity because of the Laplacian matter. It replaces the electromagnetic matter gravity of the torsion kind.</text:p>
      <text:p text:style-name="P53">The blue beings would appear to themselves to live for about 350 million years (those of them who aren’t immortal).</text:p>
      <text:p text:style-name="P53">They would appear to be living about 11 thousand years on the gravity layer. Perhaps a long lived being like that could live 12 thousand years from perspective on the gravity layer.</text:p>
      <text:p text:style-name="P53">This is what the Biblical creation story could mean – 7 thousand years for “creation” of a person, and then 5 thousand years of destruction of a person, where Vishnu has ~7000 avatara and Shiva has ~5000 avatara.</text:p>
      <text:p text:style-name="P54"/>
      <text:p text:style-name="P55">Also for the equations to hold true an extra equation is necessary:</text:p>
      <text:p text:style-name="P55"/>
      <text:p text:style-name="P55"><draw:frame draw:style-name="fr1" draw:name="Object44" text:anchor-type="as-char" svg:y="-0.496cm" svg:width="2.066cm" svg:height="0.873cm" draw:z-index="35"><draw:object xlink:href="./Object 44" xlink:type="simple" xlink:show="embed" xlink:actuate="onLoad"/><draw:image xlink:href="./ObjectReplacements/Object 44" xlink:type="simple" xlink:show="embed" xlink:actuate="onLoad"/></draw:frame></text:p>
      <text:p text:style-name="P55">Which puts the stress tensor on par with the wave function with respect to this formula sans the coefficient.</text:p>
      <text:p text:style-name="P55">The wave function is like a normalised potential of the static kind.</text:p>
      <text:p text:style-name="P56">The speed of light is the space-time speed of light adjusted for slower than light speed propagation due to the light spreading.</text:p>
      <text:p text:style-name="P57">If the theory would be compatible with GR, the Levi-Cevitta connection could be:</text:p>
      <text:p text:style-name="P57"><draw:frame draw:style-name="fr1" draw:name="Object50" text:anchor-type="as-char" svg:y="-0.437cm" svg:width="7.743cm" svg:height="0.591cm" draw:z-index="36"><draw:object xlink:href="./Object 50" xlink:type="simple" xlink:show="embed" xlink:actuate="onLoad"/><draw:image xlink:href="./ObjectReplacements/Object 50" xlink:type="simple" xlink:show="embed" xlink:actuate="onLoad"/></draw:frame></text:p>
      <text:p text:style-name="P59">If the factor G<text:span text:style-name="T10">u</text:span> of the phi other is constant, the universe is iso density.</text:p>
      <text:p text:style-name="P58">Where phi splits the wave-function in addition to the normal split.</text:p>
      <text:p text:style-name="P58">Note that phi is separate from the wave function and isn’t used to cancel gravity and “free” energy.</text:p>
      <text:p text:style-name="P60">Given this the correct Poyting <text:span text:style-name="T19">conjecture </text:span>equation is:</text:p>
      <text:p text:style-name="P60"><draw:frame draw:style-name="fr1" draw:name="Object51" text:anchor-type="as-char" svg:y="-0.377cm" svg:width="3.979cm" svg:height="0.531cm" draw:z-index="37"><draw:object xlink:href="./Object 51" xlink:type="simple" xlink:show="embed" xlink:actuate="onLoad"/><draw:image xlink:href="./ObjectReplacements/Object 51" xlink:type="simple" xlink:show="embed" xlink:actuate="onLoad"/></draw:frame></text:p>
      <text:p text:style-name="P60">Where the energy uses the total derivative and not the partial derivative.</text:p>
      <text:p text:style-name="P60">So if there is a sphere around a pull radiator, energy is created and also matter is created at the edge.</text:p>
      <text:p text:style-name="P60">So pull radiation it will increase the size of the universe.</text:p>
      <text:p text:style-name="P61">So the total number of galaxy parallel worlds on one side is about 150 billion and on the other about 1 billion.</text:p>
      <text:p text:style-name="P62">There is only one inconsistency left: the Earth will look hollow on one side but not hollow on the other due to having not been split into ~144 parallel worlds.</text:p>
      <text:p text:style-name="P63"/>
      <text:p text:style-name="P64">Also it can be estimated that with the galaxy-soul-body-o-permutation, a human or earthling is about as immortal as one of the 24 planets, which keeps reincarnation going.</text:p>
      <text:p text:style-name="P64">This might mean that if a human being dies in space on a spacecraft away from a planet, they might fail to reincarnate.</text:p>
      <text:p text:style-name="P64"><text:soft-page-break/>That could mean that the Soviet dog they sent on a trip to the moon could have became a buddha in the buddhist sense, i.e. a sacrifice of one’s self for the good of the world.</text:p>
      <text:p text:style-name="P64">This could have caused the time of relative peace and can possibly last.</text:p>
      <text:p text:style-name="P64">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5">Please note that in this sense Buddha is not the same as enlightened, it is enlightened and a sacrifice.</text:p>
      <text:p text:style-name="P65">It is not mandatory to become a sacrifice to be enlightened.</text:p>
      <text:p text:style-name="P66">Also Jesus was said to be crucified with a thorn hat. Maybe the hat was one big thorn – i.e. a bishop hat.</text:p>
      <text:p text:style-name="P66">This could cause Jesus to be half elevated to the “Sky platform” at 7.5 KM above the Earth of the basic level of it.</text:p>
      <text:p text:style-name="P66">After that, he continued to rise up, further powered by their power towers, and reached outer space (“Father, why have you abandoned me”, where the Father lives on the Sky platform).</text:p>
      <text:p text:style-name="P66">He then died in space, becoming a Buddha.</text:p>
      <text:p text:style-name="P68">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6">1. Jesus → no eternal dissapearance <text:span text:style-name="T20">from Vaikunta → Immortal</text:span></text:p>
      <text:p text:style-name="P66">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7">3. The soviet dog → no massive war buildup, → <text:span text:style-name="T20">Pinko commies, Fascists</text:span></text:p>
      <text:p text:style-name="P67"><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8">5. Reason (sacrifice) → angel of light / useless, only good at singing praises</text:p>
      <text:p text:style-name="P68">6. Conscience (sacrifice)→ Damnation, non eternal as one can grow another “essence” somehow, but might need to serve evil beings to do so. Some Yoga schools might consider this state to be enlightment</text:p>
      <text:p text:style-name="P68"/>
      <text:p text:style-name="P69">IF you cut 3 and 4 and do 5 and 6 it is sex slaves/ their pimps and owners. Wikipedia’s human</text:p>
      <text:p text:style-name="P68"/>
      <text:p text:style-name="P70">Jesus sacrifice only needs to be accepted once. When a person reincarnates, he or she doesn’t need to accept Jesus sacrifice again.</text:p>
      <text:p text:style-name="P70"/>
      <text:p text:style-name="P71">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1">Design of the Warp Drive:</text:p>
      <text:p text:style-name="P71"/>
      <text:p text:style-name="P71"/>
      <text:p text:style-name="P71"/>
      <text:p text:style-name="P71"><draw:frame draw:style-name="fr2" draw:name="Object52" text:anchor-type="char" svg:width="14.101cm" svg:height="9.999cm"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1">But there is acceleration that isn’t gravity and thus they can’t make free energy on their floating cities.</text:p>
      <text:p text:style-name="P72">Literally eat the sacrifices of the polytheists <text:span text:style-name="T26">and use them to enrich their soil. The soil’s nutrients get </text:span><text:span text:style-name="T27">used as reaction mass when they get used up.</text:span></text:p>
      <text:p text:style-name="P73"/>
      <text:p text:style-name="P73">Now the article[1] about hydrocarbons falling in through rain says there is about 3 grams of hydrocarbons emitted by rain per year per square meter.</text:p>
      <text:p text:style-name="P73">This is consistent with one baby per person per planet per 2 years (nitrogen removed) which would make it like one baby in about 6 years given half the amount of slut[2] women as ordinary women.</text:p>
      <text:p text:style-name="P73">This is consistent with nearly constant population.</text:p>
      <text:p text:style-name="P73">This is because about a third of the world population is of the Christian catholic or Orthodox or some protestant denominations that sacrifice their children.</text:p>
      <text:p text:style-name="P73">They basically give birth every 18 months or so during the years that they are fruitful and sacrifice about ¾ of their children.</text:p>
      <text:p text:style-name="P73">The sacrifice is done by the Emdrive shaped vessel during baptism. Unlike normal baptism, they also put a pointy hat on their head when performing the baptism. This increases the effects of the Emdrive when they stretch their arm like an arrow.</text:p>
      <text:p text:style-name="P73">This results in the children being erased from all records with the assistance of for sale government.</text:p>
      <text:p text:style-name="P73">To avoid this they would need only to sacrifice one loaf of bread per week but they would rather not because it is against the teaching of Jesus. He said no to animal and food sacrifice but yes to human sacrifice but this is hidden from outsiders.</text:p>
      <text:p text:style-name="P74">They pay the church by sin-guilting hell scared women and men to come and donate to the church.</text:p>
      <text:p text:style-name="P74">Those people then come and pay the priest for confession.</text:p>
      <text:p text:style-name="P74"/>
      <text:p text:style-name="P75">The unequal amount of gravity is from one “side” having 144 parallel planets, while the other having only one.</text:p>
      <text:p text:style-name="P75">And the gravity is shared.</text:p>
      <text:p text:style-name="P75">This is because gravity is effectively 6d so it would be representable its spin by 5 wave functions.</text:p>
      <text:p text:style-name="P75">This is sans the Babbel tower.</text:p>
      <text:p text:style-name="P75">The Babbel tower reduces the spin of gravity to 4d.</text:p>
      <text:p text:style-name="P75">The gravitational dimesion divergent / radius dimension presumably remains dual.</text:p>
      <text:p text:style-name="P75">It is the “inter-parallel world” dimension.</text:p>
      <text:p text:style-name="P75">3 energy levels</text:p>
      <text:p text:style-name="P75"><text:soft-page-break/>4 entropy levels</text:p>
      <text:p text:style-name="P75">2x2=4 “gender swap” of entropy and energy.</text:p>
      <text:p text:style-name="P75">=48 planets </text:p>
      <text:p text:style-name="P75">2 inside and 2 outside</text:p>
      <text:p text:style-name="P76">from dimension matching blue people→ gravity layer</text:p>
      <text:p text:style-name="P76">it is 8 “castes”</text:p>
      <text:p text:style-name="P76">5 hindu castes</text:p>
      <text:p text:style-name="P76">the dead</text:p>
      <text:p text:style-name="P76">the immortals</text:p>
      <text:p text:style-name="P76">the <text:span text:style-name="T28">demons / asuras</text:span></text:p>
      <text:p text:style-name="P77">The parasite loka is what is left of the original mono planet, it was mined completely to turn into floating cities, while the “energy” side of the inner planet was brought from outside.</text:p>
      <text:p text:style-name="P80">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1">Note the paper suggests 10x size but this could be approximate or the beings could have mined some extra material on top of making the Earth’s “energy” matter shell.</text:p>
      <text:p text:style-name="P78">The “demigod” would have evolved on Venus and then created the Earth.</text:p>
      <text:p text:style-name="P79">They genetically engineered themselves to have an Emdrive shaped skull and long neck/head.</text:p>
      <text:p text:style-name="P79">This allows them to generate power without having a free energy device in their biology, which, in the parasite loka, would give them some kind of immortality if they made at least one Buddha like sacrifice.</text:p>
      <text:p text:style-name="P82">The planet that rotates around the Sun in about 12000 years would then be the Nubiru <text:s/>/ planet 9 and not the Earth. The four yugas are the alignment of Nubiru with whatever season.</text:p>
      <text:p text:style-name="P83">The observed gravity on Earth is 2.88 m/s^2 in the 1.7 factor adjusted units. Gravity constant is in the adjusted units.</text:p>
      <text:p text:style-name="P84"/>
      <text:p text:style-name="P85">Human beings are right in the quasi quadratic dependence between linear size and effective mass.</text:p>
      <text:p text:style-name="P85"/>
      <text:p text:style-name="P8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1</text:p>
          </table:table-cell>
          <table:table-cell table:style-name="Table1.A1" office:value-type="string">
            <text:p text:style-name="P87">9.99999999E-10</text:p>
          </table:table-cell>
          <table:table-cell table:style-name="Table1.A1" office:value-type="string">
            <text:p text:style-name="P86"/>
          </table:table-cell>
          <table:table-cell table:style-name="Table1.A1" office:value-type="string">
            <text:p text:style-name="P87">4500</text:p>
          </table:table-cell>
          <table:table-cell table:style-name="Table1.A1" office:value-type="string">
            <text:p text:style-name="P87">510</text:p>
          </table:table-cell>
          <table:table-cell table:style-name="Table1.A1" office:value-type="string">
            <text:p text:style-name="P87">1628.60823529412</text:p>
          </table:table-cell>
          <table:table-cell table:style-name="Table1.A1" office:value-type="string">
            <text:p text:style-name="P86"/>
          </table:table-cell>
        </table:table-row>
        <table:table-row table:style-name="Table1.1">
          <table:table-cell table:style-name="Table1.A1" office:value-type="string">
            <text:p text:style-name="P87">0.002</text:p>
          </table:table-cell>
          <table:table-cell table:style-name="Table1.A1" office:value-type="string">
            <text:p text:style-name="P87">7.999999936E-09</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3</text:p>
          </table:table-cell>
          <table:table-cell table:style-name="Table1.A1" office:value-type="string">
            <text:p text:style-name="P87">2.6999999271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1601.25379127686</text:p>
          </table:table-cell>
        </table:table-row>
        <table:table-row table:style-name="Table1.1">
          <table:table-cell table:style-name="Table1.A1" office:value-type="string">
            <text:p text:style-name="P87">0.004</text:p>
          </table:table-cell>
          <table:table-cell table:style-name="Table1.A1" office:value-type="string">
            <text:p text:style-name="P87">6.39999959040003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5</text:p>
          </table:table-cell>
          <table:table-cell table:style-name="Table1.A1" office:value-type="string">
            <text:p text:style-name="P87">1.24999984375002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0.991566332210342</text:p>
          </table:table-cell>
          <table:table-cell table:style-name="Table1.A1" office:value-type="string">
            <text:p text:style-name="P86"/>
          </table:table-cell>
        </table:table-row>
        <table:table-row table:style-name="Table1.1">
          <table:table-cell table:style-name="Table1.A1" office:value-type="string">
            <text:p text:style-name="P87">0.006</text:p>
          </table:table-cell>
          <table:table-cell table:style-name="Table1.A1" office:value-type="string">
            <text:p text:style-name="P87">2.15999953344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7</text:p>
          </table:table-cell>
          <table:table-cell table:style-name="Table1.A1" office:value-type="string">
            <text:p text:style-name="P87">3.429998823510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8</text:p>
          </table:table-cell>
          <table:table-cell table:style-name="Table1.A1" office:value-type="string">
            <text:p text:style-name="P87">5.1199973785613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9</text:p>
          </table:table-cell>
          <table:table-cell table:style-name="Table1.A1" office:value-type="string">
            <text:p text:style-name="P87">7.28999468559388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text:p>
          </table:table-cell>
          <table:table-cell table:style-name="Table1.A1" office:value-type="string">
            <text:p text:style-name="P87">9.999990000010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1</text:p>
          </table:table-cell>
          <table:table-cell table:style-name="Table1.A1" office:value-type="string">
            <text:p text:style-name="P87">1.33099822<text:soft-page-break/>8441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2</text:p>
          </table:table-cell>
          <table:table-cell table:style-name="Table1.A1" office:value-type="string">
            <text:p text:style-name="P87">1.727997014021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3</text:p>
          </table:table-cell>
          <table:table-cell table:style-name="Table1.A1" office:value-type="string">
            <text:p text:style-name="P87">2.19699517320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4</text:p>
          </table:table-cell>
          <table:table-cell table:style-name="Table1.A1" office:value-type="string">
            <text:p text:style-name="P87">2.7439924704846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5</text:p>
          </table:table-cell>
          <table:table-cell table:style-name="Table1.A1" office:value-type="string">
            <text:p text:style-name="P87">3.37498860941344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6</text:p>
          </table:table-cell>
          <table:table-cell table:style-name="Table1.A1" office:value-type="string">
            <text:p text:style-name="P87">4.0959832228527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7</text:p>
          </table:table-cell>
          <table:table-cell table:style-name="Table1.A1" office:value-type="string">
            <text:p text:style-name="P87">4.9129758625495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8</text:p>
          </table:table-cell>
          <table:table-cell table:style-name="Table1.A1" office:value-type="string">
            <text:p text:style-name="P87">5.831965987974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9</text:p>
          </table:table-cell>
          <table:table-cell table:style-name="Table1.A1" office:value-type="string">
            <text:p text:style-name="P87">6.8589529544416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text:p>
          </table:table-cell>
          <table:table-cell table:style-name="Table1.A1" office:value-type="string">
            <text:p text:style-name="P87">7.99993600051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1</text:p>
          </table:table-cell>
          <table:table-cell table:style-name="Table1.A1" office:value-type="string">
            <text:p text:style-name="P87">9.26091423467327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2</text:p>
          </table:table-cell>
          <table:table-cell table:style-name="Table1.A1" office:value-type="string">
            <text:p text:style-name="P87">1.06478866213033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3</text:p>
          </table:table-cell>
          <table:table-cell table:style-name="Table1.A1" office:value-type="string">
            <text:p text:style-name="P87">1.21668519659121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4</text:p>
          </table:table-cell>
          <table:table-cell table:style-name="Table1.A1" office:value-type="string">
            <text:p text:style-name="P87">1.382380889966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5</text:p>
          </table:table-cell>
          <table:table-cell table:style-name="Table1.A1" office:value-type="string">
            <text:p text:style-name="P87">1.56247558631896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6</text:p>
          </table:table-cell>
          <table:table-cell table:style-name="Table1.A1" office:value-type="string">
            <text:p text:style-name="P87">1.75756910896534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7</text:p>
          </table:table-cell>
          <table:table-cell table:style-name="Table1.A1" office:value-type="string">
            <text:p text:style-name="P87">1.9682612587136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8</text:p>
          </table:table-cell>
          <table:table-cell table:style-name="Table1.A1" office:value-type="string">
            <text:p text:style-name="P87">2.1951518120274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9</text:p>
          </table:table-cell>
          <table:table-cell table:style-name="Table1.A1" office:value-type="string">
            <text:p text:style-name="P87">2.438840519118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text:p>
          </table:table-cell>
          <table:table-cell table:style-name="Table1.A1" office:value-type="string">
            <text:p text:style-name="P87">2.6999271019682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1</text:p>
          </table:table-cell>
          <table:table-cell table:style-name="Table1.A1" office:value-type="string">
            <text:p text:style-name="P87">2.9790112522757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2</text:p>
          </table:table-cell>
          <table:table-cell table:style-name="Table1.A1" office:value-type="string">
            <text:p text:style-name="P87">3.2766926293359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
      <text:p text:style-name="Standard"/>
      <text:p text:style-name="P85">This given that the human being moves with a speed in proportion to its height (save for extreme training).</text:p>
      <text:p text:style-name="P85"/>
      <text:p text:style-name="P85">Thus about 1.6 KW is extractable from a kilogram of mass. The reason the parasite loka extracts more is because its own mass reduces, but they don’t notice it. This is because they keep getting sacrifices from the humans.</text:p>
      <text:p text:style-name="P85"/>
      <text:p text:style-name="P88"><text:soft-page-break/>This means that the warp drive under ideal conditions would consume only about 1600 W per 1KG of kinetic energy it has produced if used for space travel.</text:p>
      <text:p text:style-name="P89">This doesn’t mean it can completely stop its engine and hang on orbit without expending any mass, because if it did that it would make the beings on board mortal and not guaranteed to reincarnate if they die.</text:p>
      <text:p text:style-name="P90">Thus to have a replicator we need 8-10 MW of free energy generators per person.</text:p>
      <text:p text:style-name="P90">This translates to 10^16 watts.</text:p>
      <text:p text:style-name="P90">Half the sunlight of a whole “planet” as free energy generators.</text:p>
      <text:p text:style-name="P90">Now since the energy multiplies 24 times, it only needs to be 1/48th of the sunlight of a whole “planet” if the free energy generators feed power to all of them.</text:p>
      <text:p text:style-name="P90">This translates to 200KW of power generation per person.</text:p>
      <text:p text:style-name="P90">This could be achieved by going to work in a flying electric car.</text:p>
      <text:p text:style-name="P90">This gives the parasite loka a hull of about 2cm of aluminium if assuming the hull is about 40% of the total mass and there are 10 parasite lokas 2x5 all at gravity level.</text:p>
      <text:p text:style-name="P91">And why aren’t we going to have the flying electric cars – it is because then we’d stop feeling guilty and then we’d stop sacrificing to the parasite loka and they would fall crashing down.</text:p>
      <text:p text:style-name="P91">So to have this we’d need to sacrifice a piece of break with a bit of oil instead of our “cancelled” children.</text:p>
      <text:p text:style-name="P92">The “half essence” beings are essentially 14, 7 lords of Hell and 7 spirits of the Lord. For the “main” hindu lokas leaders, but they are not necessarily their leaders.</text:p>
      <text:p text:style-name="P92">This is the “maximum yagna” state which is damnation to some and enlightenment to some others.</text:p>
      <text:p text:style-name="P92">This is the meaning of Allah – it is the AL and AH sub registers of two ASCII characters.</text:p>
      <text:p text:style-name="P92">The beings who came up with it had a 7 bit byte.</text:p>
      <text:p text:style-name="P92">It also means, if we assume 10 Vishnu avatars with 10 physices, in each three essences – Brahma, Karma, and Sati, then the Allah is about 99% yagna and 1% self.</text:p>
      <text:p text:style-name="P92">Thus the 99 names of Allah in the Quran.</text:p>
      <text:p text:style-name="P92">This <text:span text:style-name="T33">physics </text:span>theory is presumably only one of the main avatara of Vishnu, <text:span text:style-name="T33">containing the universe,</text:span> and the Brahma subset of its realities.</text:p>
      <text:p text:style-name="P92">Thus it is only knowledge of about 1/30th of reality and some hints for the others.</text:p>
      <text:p text:style-name="P93">However if we assume that the other “philosophies” won’t be vastly different from the reshuffled equations, then it is more like half of reality, for 5 of the 10 avatara <text:span text:style-name="T34">of Vishnu or all of the 5 avatara of Shiva</text:span>.</text:p>
      <text:p text:style-name="P94">The other main 5 avatara of Vishnu are not containers of universes they are his 5 essences, where he lives whithin the world as a immortal and doesn’t have the world experienced as inside Himself.</text:p>
      <text:p text:style-name="P92"/>
      <text:p text:style-name="P95">Thus the Brahma is the Snake and Egg, The Vishnu/Jesus is the Sheep/Sati reality and the Karma is a squid/octopus that the snake ate before creating the universe.</text:p>
      <text:p text:style-name="P95">And Karma consists of tiny squids. They swim in the Snake’s nest. And the snake lives inside the Sheep, which is the mammal, in our case, human.</text:p>
      <text:p text:style-name="P95">If the Snake doesn’t eat its squids, they start producing pearls, which pollute the Snake’s nest. The Snake is then beaten to get rid of the pearls, which is what the bad worlds do to it.</text:p>
      <text:p text:style-name="P95">To beat the Snake the “demons” insert rods or pipes inside the Sheep’s openings.</text:p>
      <text:p text:style-name="P96">In more extreme hells, they would pierce the Sheep.</text:p>
      <text:p text:style-name="P97">Now if there are 10 essences, and up to 7 for us, that means that the pre babbel tower “demigods” did 3 Buddha sacrifices to get to the gravity level.</text:p>
      <text:p text:style-name="P97">Thus they are immortal, cannot be damned forever, and, they then split in two:</text:p>
      <text:p text:style-name="P97">Horned beasts: They have mass repressions and no warmachine</text:p>
      <text:p text:style-name="P97">Cone headed gray: They have war machine and no mass repressions</text:p>
      <text:p text:style-name="P97">The cone headed grays are trying to pick people’s pearls through their anus when they kidnap them. <text:span text:style-name="T35">Or they are trying to learn about our own “dogfood” i.e. karma squids.</text:span></text:p>
      <text:p text:style-name="P98">It is well defined of which layer are male and which female.</text:p>
      <text:p text:style-name="P98">The male layers are: half an essence, two essences, six essences</text:p>
      <text:p text:style-name="P98"><text:soft-page-break/>The female layers are: one essence, four essence.</text:p>
      <text:p text:style-name="P99">During pregnancy the count of essences between a man and a woman is readjusted to allow for the baby’s energy body to get into the woman.</text:p>
      <text:p text:style-name="P99">So technically expecting parents are energetically gender swapped even though they are biologically still their original gender.</text:p>
      <text:p text:style-name="P99"/>
      <text:p text:style-name="P105"/>
      <text:p text:style-name="P100">Suggested Locking field:</text:p>
      <text:p text:style-name="P100"/>
      <text:p text:style-name="P100"><draw:frame draw:style-name="fr1" draw:name="Object53" text:anchor-type="as-char" svg:y="-0.621cm" svg:width="8.163cm" svg:height="1.004cm" draw:z-index="38"><draw:object xlink:href="./Object 53" xlink:type="simple" xlink:show="embed" xlink:actuate="onLoad"/><draw:image xlink:href="./ObjectReplacements/Object 53" xlink:type="simple" xlink:show="embed" xlink:actuate="onLoad"/><svg:desc>formula</svg:desc></draw:frame></text:p>
      <text:p text:style-name="P106">A constant factor is present per speed of light.</text:p>
      <text:p text:style-name="P100"/>
      <text:p text:style-name="P101">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2">K is a scalar <text:span text:style-name="T36">constant</text:span>.</text:p>
      <text:p text:style-name="P103">The split knocking works by substituting qAc for K tensor by knocking with the +2Aq or +4Aq velocity.</text:p>
      <text:p text:style-name="P112">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4">About transportation:</text:p>
      <text:p text:style-name="P104">Power tower allows electricity to about 10.5 KM.</text:p>
      <text:p text:style-name="P104">Enough for charging of an EV for 12 minutes.</text:p>
      <text:p text:style-name="P108">Level one goldium production:</text:p>
      <text:p text:style-name="P108">Energy-Impulse goldium: kinetik hammering with different effective mass of hammer and object and there being a cushion of the hit.</text:p>
      <text:p text:style-name="P108">The energy-warp goldium pair fall to the underneath canister or hand.</text:p>
      <text:p text:style-name="P108">The energy-warp goldium pair is kinetik hammered with different mass of hammer and object and without a cushion.</text:p>
      <text:p text:style-name="P108">The warp goldium falls to the underneath canister or hand.</text:p>
      <text:p text:style-name="P104"/>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7">30</text:p>
          </table:table-cell>
          <table:table-cell table:style-name="Table2.A1" office:value-type="string">
            <text:p text:style-name="P87">15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text:p>
          </table:table-cell>
          <table:table-cell table:style-name="Table2.A1" office:value-type="string">
            <text:p text:style-name="P87">109601.55108391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text:p>
          </table:table-cell>
          <table:table-cell table:style-name="Table2.A1" office:value-type="string">
            <text:p text:style-name="P87">89489.29172439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text:p>
          </table:table-cell>
          <table:table-cell table:style-name="Table2.A1" office:value-type="string">
            <text:p text:style-name="P87">77500</text:p>
          </table:table-cell>
          <table:table-cell table:style-name="Table2.A1" office:value-type="string">
            <text:p text:style-name="P86"/>
          </table:table-cell>
          <table:table-cell table:style-name="Table2.A1" office:value-type="string">
            <text:p text:style-name="P87">240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50</text:p>
          </table:table-cell>
          <table:table-cell table:style-name="Table2.A1" office:value-type="string">
            <text:p text:style-name="P87">69318.107302493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80</text:p>
          </table:table-cell>
          <table:table-cell table:style-name="Table2.A1" office:value-type="string">
            <text:p text:style-name="P87">63278.48502189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10</text:p>
          </table:table-cell>
          <table:table-cell table:style-name="Table2.A1" office:value-type="string">
            <text:p text:style-name="P87">58584.4933164302</text:p>
          </table:table-cell>
          <table:table-cell table:style-name="Table2.A1" office:value-type="string">
            <text:p text:style-name="P86"/>
          </table:table-cell>
          <table:table-cell table:style-name="Table2.A1" office:value-type="string">
            <text:p text:style-name="P87">9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40</text:p>
          </table:table-cell>
          <table:table-cell table:style-name="Table2.A1" office:value-type="string">
            <text:p text:style-name="P87">54800.775541957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70</text:p>
          </table:table-cell>
          <table:table-cell table:style-name="Table2.A1" office:value-type="string">
            <text:p text:style-name="P87">51666.6666666667</text:p>
          </table:table-cell>
          <table:table-cell table:style-name="Table2.A1" office:value-type="string">
            <text:p text:style-name="P86"/>
          </table:table-cell>
          <table:table-cell table:style-name="Table2.A1" office:value-type="string">
            <text:p text:style-name="P87">26.66666666666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00</text:p>
          </table:table-cell>
          <table:table-cell table:style-name="Table2.A1" office:value-type="string">
            <text:p text:style-name="P87">49015.3037326099</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30</text:p>
          </table:table-cell>
          <table:table-cell table:style-name="Table2.A1" office:value-type="string">
            <text:p text:style-name="P87">46734.2584<text:soft-page-break/>095534</text:p>
          </table:table-cell>
          <table:table-cell table:style-name="Table2.A1" office:value-type="string">
            <text:p text:style-name="P86"/>
          </table:table-cell>
          <table:table-cell table:style-name="Table2.A1" office:value-type="string">
            <text:p text:style-name="P87">2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60</text:p>
          </table:table-cell>
          <table:table-cell table:style-name="Table2.A1" office:value-type="string">
            <text:p text:style-name="P87">44744.645862196</text:p>
          </table:table-cell>
          <table:table-cell table:style-name="Table2.A1" office:value-type="string">
            <text:p text:style-name="P86"/>
          </table:table-cell>
          <table:table-cell table:style-name="Table2.A1" office:value-type="string">
            <text:p text:style-name="P87">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90</text:p>
          </table:table-cell>
          <table:table-cell table:style-name="Table2.A1" office:value-type="string">
            <text:p text:style-name="P87">42989.2652074553</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20</text:p>
          </table:table-cell>
          <table:table-cell table:style-name="Table2.A1" office:value-type="string">
            <text:p text:style-name="P87">41425.4924964258</text:p>
          </table:table-cell>
          <table:table-cell table:style-name="Table2.A1" office:value-type="string">
            <text:p text:style-name="P86"/>
          </table:table-cell>
          <table:table-cell table:style-name="Table2.A1" office:value-type="string">
            <text:p text:style-name="P8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50</text:p>
          </table:table-cell>
          <table:table-cell table:style-name="Table2.A1" office:value-type="string">
            <text:p text:style-name="P87">40020.827910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80</text:p>
          </table:table-cell>
          <table:table-cell table:style-name="Table2.A1" office:value-type="string">
            <text:p text:style-name="P87">38750</text:p>
          </table:table-cell>
          <table:table-cell table:style-name="Table2.A1" office:value-type="string">
            <text:p text:style-name="P86">Charge time</text:p>
          </table:table-cell>
          <table:table-cell table:style-name="Table2.A1" office:value-type="string">
            <text:p text:style-name="P87">11.4285714285714</text:p>
          </table:table-cell>
          <table:table-cell table:style-name="Table2.A1" office:value-type="string">
            <text:p text:style-name="P86">Average Road in UK/Us assuming 2h drive tim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10</text:p>
          </table:table-cell>
          <table:table-cell table:style-name="Table2.A1" office:value-type="string">
            <text:p text:style-name="P87">37593.0218806316</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40</text:p>
          </table:table-cell>
          <table:table-cell table:style-name="Table2.A1" office:value-type="string">
            <text:p text:style-name="P87">36533.850361305</text:p>
          </table:table-cell>
          <table:table-cell table:style-name="Table2.A1" office:value-type="string">
            <text:p text:style-name="P86"/>
          </table:table-cell>
          <table:table-cell table:style-name="Table2.A1" office:value-type="string">
            <text:p text:style-name="P87">34.2857142857143</text:p>
          </table:table-cell>
          <table:table-cell table:style-name="Table2.A1" office:value-type="string">
            <text:p text:style-name="P86">Drive time, steep roads, in minutes</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70</text:p>
          </table:table-cell>
          <table:table-cell table:style-name="Table2.A1" office:value-type="string">
            <text:p text:style-name="P87">35559.438749937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0</text:p>
          </table:table-cell>
          <table:table-cell table:style-name="Table2.A1" office:value-type="string">
            <text:p text:style-name="P87">34659.05365124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30</text:p>
          </table:table-cell>
          <table:table-cell table:style-name="Table2.A1" office:value-type="string">
            <text:p text:style-name="P87">33823.7729865788</text:p>
          </table:table-cell>
          <table:table-cell table:style-name="Table2.A1" office:value-type="string">
            <text:p text:style-name="P86"/>
          </table:table-cell>
          <table:table-cell table:style-name="Table2.A1" office:value-type="string">
            <text:p text:style-name="P87">1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60</text:p>
          </table:table-cell>
          <table:table-cell table:style-name="Table2.A1" office:value-type="string">
            <text:p text:style-name="P87">33046.1110351196</text:p>
          </table:table-cell>
          <table:table-cell table:style-name="Table2.A1" office:value-type="string">
            <text:p text:style-name="P86">Battery </text:p>
          </table:table-cell>
          <table:table-cell table:style-name="Table2.A1" office:value-type="string">
            <text:p text:style-name="P87">135</text:p>
          </table:table-cell>
          <table:table-cell table:style-name="Table2.A1" office:value-type="string">
            <text:p text:style-name="P86">Kg, no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90</text:p>
          </table:table-cell>
          <table:table-cell table:style-name="Table2.A1" office:value-type="string">
            <text:p text:style-name="P87">32319.7341788466</text:p>
          </table:table-cell>
          <table:table-cell table:style-name="Table2.A1" office:value-type="string">
            <text:p text:style-name="P86"/>
          </table:table-cell>
          <table:table-cell table:style-name="Table2.A1" office:value-type="string">
            <text:p text:style-name="P87">168.75</text:p>
          </table:table-cell>
          <table:table-cell table:style-name="Table2.A1" office:value-type="string">
            <text:p text:style-name="P86">Kg, with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20</text:p>
          </table:table-cell>
          <table:table-cell table:style-name="Table2.A1" office:value-type="string">
            <text:p text:style-name="P87">31639.242510949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50</text:p>
          </table:table-cell>
          <table:table-cell table:style-name="Table2.A1" office:value-type="string">
            <text:p text:style-name="P87">31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80</text:p>
          </table:table-cell>
          <table:table-cell table:style-name="Table2.A1" office:value-type="string">
            <text:p text:style-name="P87">30398.000946418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10</text:p>
          </table:table-cell>
          <table:table-cell table:style-name="Table2.A1" office:value-type="string">
            <text:p text:style-name="P87">29829.763908130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40</text:p>
          </table:table-cell>
          <table:table-cell table:style-name="Table2.A1" office:value-type="string">
            <text:p text:style-name="P87">29292.2466582151</text:p>
          </table:table-cell>
          <table:table-cell table:style-name="Table2.A1" office:value-type="string">
            <text:p text:style-name="P86"/>
          </table:table-cell>
          <table:table-cell table:style-name="Table2.A1" office:value-type="string">
            <text:p text:style-name="P86">Compressed Air Hybrid:</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70</text:p>
          </table:table-cell>
          <table:table-cell table:style-name="Table2.A1" office:value-type="string">
            <text:p text:style-name="P87">28782.777417443</text:p>
          </table:table-cell>
          <table:table-cell table:style-name="Table2.A1" office:value-type="string">
            <text:p text:style-name="P86"/>
          </table:table-cell>
          <table:table-cell table:style-name="Table2.A1" office:value-type="string">
            <text:p text:style-name="P86">200Kg of air, 100 Usabl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0</text:p>
          </table:table-cell>
          <table:table-cell table:style-name="Table2.A1" office:value-type="string">
            <text:p text:style-name="P87">28298.9988044336</text:p>
          </table:table-cell>
          <table:table-cell table:style-name="Table2.A1" office:value-type="string">
            <text:p text:style-name="P86"/>
          </table:table-cell>
          <table:table-cell table:style-name="Table2.A1" office:value-type="string">
            <text:p text:style-name="P86">Isothermal expansion turbine with heat flowing from </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30</text:p>
          </table:table-cell>
          <table:table-cell table:style-name="Table2.A1" office:value-type="string">
            <text:p text:style-name="P87">27838.8218141501</text:p>
          </table:table-cell>
          <table:table-cell table:style-name="Table2.A1" office:value-type="string">
            <text:p text:style-name="P86"/>
          </table:table-cell>
          <table:table-cell table:style-name="Table2.A1" office:value-type="string">
            <text:p text:style-name="P86">turbine to ai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ext:soft-page-break/>
        <table:table-row table:style-name="Table2.1">
          <table:table-cell table:style-name="Table2.A1" office:value-type="string">
            <text:p text:style-name="P87">960</text:p>
          </table:table-cell>
          <table:table-cell table:style-name="Table2.A1" office:value-type="string">
            <text:p text:style-name="P87">27400.3877709787</text:p>
          </table:table-cell>
          <table:table-cell table:style-name="Table2.A1" office:value-type="string">
            <text:p text:style-name="P86"/>
          </table:table-cell>
          <table:table-cell table:style-name="Table2.A1" office:value-type="string">
            <text:p text:style-name="P87">575646.27324851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90</text:p>
          </table:table-cell>
          <table:table-cell table:style-name="Table2.A1" office:value-type="string">
            <text:p text:style-name="P87">26982.0366731332</text:p>
          </table:table-cell>
          <table:table-cell table:style-name="Table2.A1" office:value-type="string">
            <text:p text:style-name="P86"/>
          </table:table-cell>
          <table:table-cell table:style-name="Table2.A1" office:value-type="string">
            <text:p text:style-name="P86">Per Kg similar to EV if mass was 400 Kg</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20</text:p>
          </table:table-cell>
          <table:table-cell table:style-name="Table2.A1" office:value-type="string">
            <text:p text:style-name="P87">26582.2806970889</text:p>
          </table:table-cell>
          <table:table-cell table:style-name="Table2.A1" office:value-type="string">
            <text:p text:style-name="P86"/>
          </table:table-cell>
          <table:table-cell table:style-name="Table2.A1" office:value-type="string">
            <text:p text:style-name="P86">That means 2x1.5x1.3 m</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50</text:p>
          </table:table-cell>
          <table:table-cell table:style-name="Table2.A1" office:value-type="string">
            <text:p text:style-name="P87">26199.781896584</text:p>
          </table:table-cell>
          <table:table-cell table:style-name="Table2.A1" office:value-type="string">
            <text:p text:style-name="P86"/>
          </table:table-cell>
          <table:table-cell table:style-name="Table2.A1" office:value-type="string">
            <text:p text:style-name="P86">Whole engine section for the tank would be enough</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80</text:p>
          </table:table-cell>
          <table:table-cell table:style-name="Table2.A1" office:value-type="string">
            <text:p text:style-name="P87">25833.3333333333</text:p>
          </table:table-cell>
          <table:table-cell table:style-name="Table2.A1" office:value-type="string">
            <text:p text:style-name="P86"/>
          </table:table-cell>
          <table:table-cell table:style-name="Table2.A1" office:value-type="string">
            <text:p text:style-name="P86">for a “scooby doo car” looking car or both the boot</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10</text:p>
          </table:table-cell>
          <table:table-cell table:style-name="Table2.A1" office:value-type="string">
            <text:p text:style-name="P87">25481.8430323304</text:p>
          </table:table-cell>
          <table:table-cell table:style-name="Table2.A1" office:value-type="string">
            <text:p text:style-name="P86"/>
          </table:table-cell>
          <table:table-cell table:style-name="Table2.A1" office:value-type="string">
            <text:p text:style-name="P86">and the engine compartment of an ordinary ca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40</text:p>
          </table:table-cell>
          <table:table-cell table:style-name="Table2.A1" office:value-type="string">
            <text:p text:style-name="P87">25144.3202752682</text:p>
          </table:table-cell>
          <table:table-cell table:style-name="Table2.A1" office:value-type="string">
            <text:p text:style-name="P86"/>
          </table:table-cell>
          <table:table-cell table:style-name="Table2.A1" office:value-type="string">
            <text:p text:style-name="P86">for equal drive time to EV</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70</text:p>
          </table:table-cell>
          <table:table-cell table:style-name="Table2.A1" office:value-type="string">
            <text:p text:style-name="P87">24819.8638397885</text:p>
          </table:table-cell>
          <table:table-cell table:style-name="Table2.A1" office:value-type="string">
            <text:p text:style-name="P86"/>
          </table:table-cell>
          <table:table-cell table:style-name="Table2.A1" office:value-type="string">
            <text:p text:style-name="P86">The boot is not a necessity as most people go on a</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0</text:p>
          </table:table-cell>
          <table:table-cell table:style-name="Table2.A1" office:value-type="string">
            <text:p text:style-name="P87">24507.6518663049</text:p>
          </table:table-cell>
          <table:table-cell table:style-name="Table2.A1" office:value-type="string">
            <text:p text:style-name="P86"/>
          </table:table-cell>
          <table:table-cell table:style-name="Table2.A1" office:value-type="string">
            <text:p text:style-name="P86">holiday by pla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30</text:p>
          </table:table-cell>
          <table:table-cell table:style-name="Table2.A1" office:value-type="string">
            <text:p text:style-name="P87">24206.9330927339</text:p>
          </table:table-cell>
          <table:table-cell table:style-name="Table2.A1" office:value-type="string">
            <text:p text:style-name="P86"/>
          </table:table-cell>
          <table:table-cell table:style-name="Table2.A1" office:value-type="string">
            <text:p text:style-name="P87">1.481481481481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60</text:p>
          </table:table-cell>
          <table:table-cell table:style-name="Table2.A1" office:value-type="string">
            <text:p text:style-name="P87">23917.0192441242</text:p>
          </table:table-cell>
          <table:table-cell table:style-name="Table2.A1" office:value-type="string">
            <text:p text:style-name="P86"/>
          </table:table-cell>
          <table:table-cell table:style-name="Table2.A1" office:value-type="string">
            <text:p text:style-name="P87">1.064814814814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90</text:p>
          </table:table-cell>
          <table:table-cell table:style-name="Table2.A1" office:value-type="string">
            <text:p text:style-name="P87">23637.2784015537</text:p>
          </table:table-cell>
          <table:table-cell table:style-name="Table2.A1" office:value-type="string">
            <text:p text:style-name="P86"/>
          </table:table-cell>
          <table:table-cell table:style-name="Table2.A1" office:value-type="string">
            <text:p text:style-name="P86">And you get 120 HP worth of engine power instead of</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20</text:p>
          </table:table-cell>
          <table:table-cell table:style-name="Table2.A1" office:value-type="string">
            <text:p text:style-name="P87">23367.1292047767</text:p>
          </table:table-cell>
          <table:table-cell table:style-name="Table2.A1" office:value-type="string">
            <text:p text:style-name="P86"/>
          </table:table-cell>
          <table:table-cell table:style-name="Table2.A1" office:value-type="string">
            <text:p text:style-name="P86">200 because of losses of isothermal turbi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50</text:p>
          </table:table-cell>
          <table:table-cell table:style-name="Table2.A1" office:value-type="string">
            <text:p text:style-name="P87">23106.03576749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
      <text:p text:style-name="Standard"/>
      <text:p text:style-name="P115">The babbel towers on shivaloka and earth loka emit anti deutrons.</text:p>
      <text:h text:style-name="Heading_20_1" text:outline-level="1"><text:soft-page-break/>Jewish temple</text:h>
      <text:p text:style-name="P118">The Solomon temple allowed higher reality beings to come down to a lower layer of reality and then back.</text:p>
      <text:p text:style-name="P118">This would be done by filling a room in it with exhaust from lignite coal burner, and placing a free energy generator in the middle of it.</text:p>
      <text:h text:style-name="Heading_20_1" text:outline-level="1">Divergence of World 1 and World 2</text:h>
      <text:p text:style-name="P119">The “Narayan” and “Graveyard’ level is only for sigma equals one, the Indraloka (slave and Dweller) is only for sigma equals zero.</text:p>
      <text:h text:style-name="P121" text:outline-level="1">References</text:h>
      <text:p text:style-name="P73"/>
      <text:p text:style-name="P73">1. Sci Total Environ. 1983 Dec 15;32(1):35-54.doi: 10.1016/0048-9697(83)90131-6.</text:p>
      <text:p text:style-name="P74">2. “Quantum Theory with relativity of reference frame but no time dilation.”, 2023, Goran Dakov, Amazon KDP book</text:p>
      <text:p text:style-name="P74"><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23T16:30:36.950094318</dc:date>
    <meta:editing-duration>PT18H46M10S</meta:editing-duration>
    <meta:editing-cycles>308</meta:editing-cycles>
    <meta:generator>LibreOffice/24.2.2.2$MacOSX_AARCH64 LibreOffice_project/d56cc158d8a96260b836f100ef4b4ef25d6f1a01</meta:generator>
    <meta:document-statistic meta:table-count="2" meta:image-count="0" meta:object-count="46" meta:page-count="17" meta:paragraph-count="513" meta:word-count="6122" meta:character-count="35651" meta:non-whitespace-character-count="29992"/>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v</mi>
          <mi mathvariant="italic">any</mi>
        </msub>
      </mrow>
    </mrow>
    <annotation encoding="StarMath 5.0">{ Z _ 1 { F _ 1 + Z _ 2 } { ( { { I + %phi ^ invertedB _ %rho } ( { g ^ %mu _ %eta - I } ) } ) = ( { m _ 0 + { u _ EM / c ^ 2 } } )   ( %psi (x^%mu+nabla . %psi /r^%pi/c)) ( { %psi  ( { x _ %mu + partial _ %mu  %phi / 1000000000  } )})  v_any }}</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sup>
              <mi mathvariant="italic">dl</mi>
              <mrow>
                <mi mathvariant="italic">lvl</mi>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dl ^ lvl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2/content.xml><?xml version="1.0" encoding="utf-8"?>
<math xmlns="http://www.w3.org/1998/Math/MathML" display="block">
  <semantics>
    <mrow>
      <mrow>
        <msub>
          <mi>F</mi>
          <mn>2</mn>
        </msub>
        <mo stretchy="false">=</mo>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row>
              </msubsup>
              <mover accent="true">
                <mover accent="true">
                  <msub>
                    <mi>c</mi>
                    <mi>ω</mi>
                  </msub>
                  <mo stretchy="false">⃗</mo>
                </mover>
                <mo stretchy="false">^</mo>
              </mover>
            </mrow>
          </mrow>
          <mo fence="true" form="postfix" stretchy="false">)</mo>
        </mrow>
      </mrow>
      <msub>
        <mi>ψ</mi>
        <mi>λ</mi>
      </msub>
    </mrow>
    <annotation encoding="StarMath 5.0">F_2={ ( { { { { { +- mc ^ 3 + q } c A _ "any" } over { m c ^ 3 } } + %phi ^ %DELTA _ %rho } K ^ { %eta %rho } _ { %mu %omega } hat vec c _ %omega } ) } %psi_%lambda</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sup>
        <mi>ψ</mi>
        <mrow>
          <mo fence="true" form="prefix" stretchy="true">(</mo>
          <mrow>
            <mi>λ</mi>
          </mrow>
          <mo fence="true" form="postfix" stretchy="true">)</mo>
        </mrow>
      </msup>
      <mrow>
        <mo stretchy="false">∫</mo>
        <mrow>
          <mo fence="true" form="prefix" stretchy="false">(</mo>
          <mrow>
            <mrow>
              <mrow>
                <mo stretchy="false">∫</mo>
                <msqrt>
                  <msup>
                    <mrow>
                      <msub>
                        <mi mathvariant="italic">valt</mi>
                        <mi>γ</mi>
                      </msub>
                      <mrow>
                        <mo fence="true" form="prefix" stretchy="false">(</mo>
                        <mrow>
                          <msub>
                            <mi>u</mi>
                            <mi>α</mi>
                          </msub>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row>
                      <mo fence="true" form="prefix" stretchy="false">|</mo>
                      <mrow>
                        <mi>k</mi>
                      </mrow>
                      <mo fence="true" form="postfix" stretchy="false">|</mo>
                    </mrow>
                  </msup>
                </msqrt>
              </mrow>
              <msub>
                <mi>u</mi>
                <mi>γ</mi>
              </msub>
              <msub>
                <mi mathvariant="italic">dt</mi>
                <mi>δ</mi>
              </msub>
            </mrow>
          </mrow>
          <mo fence="true" form="postfix" stretchy="false">)</mo>
        </mrow>
      </mrow>
      <mrow>
        <mo fence="true" form="prefix" stretchy="false">(</mo>
        <mrow>
          <mrow>
            <mrow>
              <msub>
                <mi>u</mi>
                <mi>δ</mi>
              </msub>
              <mo stretchy="false">−</mo>
              <mi mathvariant="italic">valt</mi>
            </mrow>
            <mrow>
              <msup>
                <mrow>
                  <mo fence="true" form="prefix" stretchy="false">(</mo>
                  <mrow>
                    <msub>
                      <mi>u</mi>
                      <mi>δ</mi>
                    </msub>
                  </mrow>
                  <mo fence="true" form="postfix" stretchy="false">)</mo>
                </mrow>
                <mi>σ</mi>
              </msup>
              <mo stretchy="false">/</mo>
              <msubsup>
                <mi>u</mi>
                <mi>δ</mi>
                <mi>σ</mi>
              </msubsup>
            </mrow>
          </mrow>
        </mrow>
        <mo fence="true" form="postfix" stretchy="false">)</mo>
      </mrow>
      <msubsup>
        <mi mathvariant="italic">dt</mi>
        <mi>δ</mi>
        <mi>σ</mi>
      </msubsup>
      <msubsup>
        <mi>u</mi>
        <mi>δ</mi>
        <mi>σ</mi>
      </msubsup>
      <msub>
        <mi>F</mi>
        <mn>2</mn>
      </msub>
    </mrow>
    <annotation encoding="StarMath 5.0">{ { Z _ 2 = ( { m _ 0 + { u _ EM / c ^ 2 } } ) } k %psi ^ left ( { %lambda } right ) int ( { int sqrt { valt _ %gamma ( u _ %alpha ) { u _ %beta + d } { ( { k _ %epsilon A ^ %mu _ %mu q ^ 2 r ^ T _ %pi } ) / d } r ^ T _ %pi } ^ lline k rline u _ %gamma dt _ %delta } ) ( { { u _ %delta - valt } { ( u _ %delta ) ^ %sigma / u ^ %sigma _ %delta } } ) dt ^ %sigma _ %delta u ^ %sigma _ %delta F _ 2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sub>
          <mi>F</mi>
          <mn>1</mn>
        </msub>
        <mo stretchy="false">=</mo>
        <mrow>
          <mo fence="true" form="prefix" stretchy="false">(</mo>
          <mrow>
            <mrow>
              <mn>2</mn>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sup>
        <mi mathvariant="normal">Μ</mi>
        <mrow>
          <mi>ι</mi>
          <mi>η</mi>
          <mi>d</mi>
        </mrow>
        <mrow>
          <mo fence="true" form="prefix" stretchy="false">(</mo>
          <mrow>
            <mi>λ</mi>
          </mrow>
          <mo fence="true" form="postfix" stretchy="false">)</mo>
        </mrow>
      </msubsup>
    </mrow>
    <annotation encoding="StarMath 5.0">{ { F _ 1 = ( { 2 { %phi ^ inverted _ %rho + 1 } } ) } ( { { { +- mc ^ 3 + d } { S _ "any" / dt } } over { m c ^ 3 } } ) %MU _ { %iota %eta d }^(%lambda)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sup>
        <mo stretchy="false">∂</mo>
        <mi>μ</mi>
      </msup>
      <mrow>
        <msub>
          <mo stretchy="false">∂</mo>
          <mi>μ</mi>
        </msub>
        <mo stretchy="false">−</mo>
        <mn>2</mn>
      </mrow>
      <mrow>
        <mi>B</mi>
        <mrow>
          <mrow>
            <mo fence="true" form="prefix" stretchy="false">⟨</mo>
            <mrow>
              <mrow>
                <mrow>
                  <mtext/>
                  <mo stretchy="false">⊗</mo>
                  <mtext/>
                </mrow>
                <mi>;</mi>
                <mrow>
                  <mtext/>
                  <mo stretchy="false">⊙</mo>
                  <mtext/>
                </mrow>
              </mrow>
            </mrow>
            <mo fence="true" form="postfix" stretchy="false">⟩</mo>
          </mrow>
          <mi>B</mi>
        </mrow>
      </mrow>
    </mrow>
    <annotation encoding="StarMath 5.0">{ { v _ 3 = { 1 over 2 } } hbar ^ 2 partial ^ %mu { partial _ %mu - 2 } { B { langle { "" otimes ""; "" odot ""} rangle B}  } }</annotation>
  </semantics>
</math>
</file>

<file path=Object 7/content.xml><?xml version="1.0" encoding="utf-8"?>
<math xmlns="http://www.w3.org/1998/Math/MathML" display="block">
  <semantics>
    <mrow>
      <msub>
        <mi>v</mi>
        <mn>4</mn>
      </msub>
      <mo stretchy="false">=</mo>
      <mrow>
        <mo fence="true" form="prefix" stretchy="false">(</mo>
        <mrow>
          <mrow>
            <mrow>
              <mo stretchy="false">−</mo>
              <mi>c</mi>
            </mrow>
            <mi>,</mi>
            <mrow>
              <mo stretchy="false">∫</mo>
              <msub>
                <mi>Z</mi>
                <mn>1</mn>
              </msub>
            </mrow>
            <mi mathvariant="italic">dr</mi>
            <mi>,</mi>
            <mi mathvariant="italic">Aq</mi>
            <mi>,</mi>
            <msqrt>
              <mrow>
                <mi>B</mi>
                <mo stretchy="false">⊗</mo>
                <mi>B</mi>
              </mrow>
            </msqrt>
          </mrow>
        </mrow>
        <mo fence="true" form="postfix" stretchy="false">)</mo>
      </mrow>
      <mo stretchy="false">=</mo>
      <mrow>
        <mo fence="true" form="prefix" stretchy="false">(</mo>
        <mrow>
          <mrow>
            <mrow>
              <mo stretchy="false">−</mo>
              <mi>c</mi>
            </mrow>
            <mi>,</mi>
            <mn>50</mn>
            <mi>,</mi>
            <mn>50</mn>
            <mi>,</mi>
            <mn>50</mn>
          </mrow>
        </mrow>
        <mo fence="true" form="postfix" stretchy="false">)</mo>
      </mrow>
    </mrow>
    <annotation encoding="StarMath 5.0"> v _ 4 =(-c,int Z_1 dr,Aq, sqrt {B otimes B} )=( -c,50,50,50 )</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